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6550c" officeooo:paragraph-rsid="0016550c"/>
    </style:style>
    <style:style style:name="P2" style:family="paragraph" style:parent-style-name="Standard">
      <style:text-properties officeooo:paragraph-rsid="0016550c"/>
    </style:style>
    <style:style style:name="P3" style:family="paragraph" style:parent-style-name="Standard">
      <style:text-properties officeooo:rsid="00170a54" officeooo:paragraph-rsid="00170a54"/>
    </style:style>
    <style:style style:name="P4" style:family="paragraph" style:parent-style-name="Standard">
      <style:text-properties officeooo:rsid="00170a54" officeooo:paragraph-rsid="001904e0"/>
    </style:style>
    <style:style style:name="P5" style:family="paragraph" style:parent-style-name="Standard">
      <style:text-properties officeooo:rsid="00181755" officeooo:paragraph-rsid="00181755"/>
    </style:style>
    <style:style style:name="P6" style:family="paragraph" style:parent-style-name="Standard">
      <style:text-properties officeooo:rsid="001904e0" officeooo:paragraph-rsid="001904e0"/>
    </style:style>
    <style:style style:name="P7" style:family="paragraph" style:parent-style-name="Standard">
      <style:text-properties officeooo:rsid="00214bf4" officeooo:paragraph-rsid="00214bf4"/>
    </style:style>
    <style:style style:name="P8" style:family="paragraph" style:parent-style-name="Standard">
      <style:text-properties officeooo:rsid="0027699d" officeooo:paragraph-rsid="0027699d"/>
    </style:style>
    <style:style style:name="P9" style:family="paragraph" style:parent-style-name="Standard">
      <style:text-properties officeooo:rsid="0016550c" officeooo:paragraph-rsid="0016550c"/>
    </style:style>
    <style:style style:name="T1" style:family="text">
      <style:text-properties officeooo:rsid="0016550c"/>
    </style:style>
    <style:style style:name="T2" style:family="text">
      <style:text-properties style:text-line-through-style="none" style:text-line-through-type="none"/>
    </style:style>
    <style:style style:name="T3" style:family="text">
      <style:text-properties officeooo:rsid="001904e0"/>
    </style:style>
    <style:style style:name="T4" style:family="text">
      <style:text-properties officeooo:rsid="001bda20"/>
    </style:style>
    <style:style style:name="T5" style:family="text">
      <style:text-properties officeooo:rsid="001c5580"/>
    </style:style>
    <style:style style:name="T6" style:family="text">
      <style:text-properties officeooo:rsid="001d4882"/>
    </style:style>
    <style:style style:name="T7" style:family="text">
      <style:text-properties officeooo:rsid="001fbd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've worked on a variety of projects, large and small over the last 6 years. <text:span text:style-name="T5">Here is a selection of some of the more notable ones.</text:span></text:p>
      <text:p text:style-name="P2"/>
      <text:p text:style-name="P2"><text:span text:style-name="T1">NPMS – </text:span><text:span text:style-name="T4">Nigerian </text:span><text:span text:style-name="T2">National Production Monitoring System</text:span></text:p>
      <text:p text:style-name="P1">System to collect and monitor oil production data across Nigeria.</text:p>
      <text:p text:style-name="P1">.NET, C#, WinForms, Oracle, SQL</text:p>
      <text:p text:style-name="P1">September 2021 ‑ November 2022</text:p>
      <text:p text:style-name="P1"/>
      <text:p text:style-name="P1"/>
      <text:p text:style-name="P1">Anaconda – Data Collection and Presentation System</text:p>
      <text:p text:style-name="P1">System for the collection and presentation of a variety of data types.</text:p>
      <text:p text:style-name="P1">.NET, C#, WPF, MAUI, SQL, WCF, C</text:p>
      <text:p text:style-name="P1"/>
      <text:p text:style-name="P1"/>
      <text:p text:style-name="P3">Personal Portfolio Website – This Website</text:p>
      <text:p text:style-name="P3">A website to showcase my projects and skills.</text:p>
      <text:p text:style-name="P3">Blazor, Azure, C#</text:p>
      <text:p text:style-name="P3"/>
      <text:p text:style-name="P4"/>
      <text:p text:style-name="P4">Advent Of Code <text:span text:style-name="T3">20</text:span>22 – <text:span text:style-name="T3">Puzzles and Challenges</text:span></text:p>
      <text:p text:style-name="P6">Annual challenges involving large data and optimisation techniques.</text:p>
      <text:p text:style-name="P6">C#, <text:s/>Large Data, Optimisation</text:p>
      <text:p text:style-name="P6">https://github.com/Rielk/AdventOfCode22</text:p>
      <text:p text:style-name="P7">Dec 2022</text:p>
      <text:p text:style-name="P3"/>
      <text:p text:style-name="P3"/>
      <text:p text:style-name="P5">Handover Pack Compiler – File Collation Tool</text:p>
      <text:p text:style-name="P5"><text:span text:style-name="T7">A f</text:span>ile collation tool to augment my work at Mypower</text:p>
      <text:p text:style-name="P5">Python, <text:span text:style-name="T6">C#, WinForms</text:span></text:p>
      <text:p text:style-name="P5">https://github.com/Rielk/Handover-Pack-Compiler-Python</text:p>
      <text:p text:style-name="P5">Aug-Oct 2020</text:p>
      <text:p text:style-name="P3"/>
      <text:p text:style-name="P3"/>
      <text:p text:style-name="P3">Neural Networks for Categorising Nanoparticles – Final Year Project</text:p>
      <text:p text:style-name="P3">A study into neural networks and their capacity to identify and categorise STEM images.</text:p>
      <text:p text:style-name="P3">Python, Keras, TensorFlow</text:p>
      <text:p text:style-name="P3">https://github.com/Rielk/STEM-Machine-Learning</text:p>
      <text:p text:style-name="P3">Oct 2019-Apr 2020</text:p>
      <text:p text:style-name="P3"/>
      <text:p text:style-name="P3"/>
      <text:p text:style-name="P3">Swinging Nao Robot – Group Study</text:p>
      <text:p text:style-name="P3">A group study into a robot’s swinging capacity. Using Neural Networks to find optimal solutions.</text:p>
      <text:p text:style-name="P3">Python, Neural Networks</text:p>
      <text:p text:style-name="P3">https://github.com/Rielk/Swinging-Nao-Robot</text:p>
      <text:p text:style-name="P8">Oct 2018-Apr 2019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23T15:36:52.045000000</dc:date>
    <meta:editing-duration>PT10H14S</meta:editing-duration>
    <meta:editing-cycles>16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31" meta:word-count="193" meta:character-count="1385" meta:non-whitespace-character-count="1215"/>
  </office:meta>
</office:document-meta>
</file>